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5fd" officeooo:paragraph-rsid="000715fd"/>
    </style:style>
    <style:style style:name="P2" style:family="paragraph" style:parent-style-name="Standard">
      <style:text-properties officeooo:rsid="00080bd7" officeooo:paragraph-rsid="00080bd7"/>
    </style:style>
    <style:style style:name="P3" style:family="paragraph" style:parent-style-name="Standard">
      <style:text-properties fo:font-weight="bold" officeooo:rsid="000715fd" officeooo:paragraph-rsid="000715fd" style:font-weight-asian="bold" style:font-weight-complex="bold"/>
    </style:style>
    <style:style style:name="P4" style:family="paragraph" style:parent-style-name="Standard">
      <style:text-properties fo:font-weight="bold" officeooo:rsid="00080bd7" officeooo:paragraph-rsid="00080bd7" style:font-weight-asian="bold" style:font-weight-complex="bold"/>
    </style:style>
    <style:style style:name="P5" style:family="paragraph" style:parent-style-name="Standard">
      <style:text-properties fo:font-weight="bold" officeooo:rsid="0008ead7" officeooo:paragraph-rsid="0008ead7" style:font-weight-asian="bold" style:font-weight-complex="bold"/>
    </style:style>
    <style:style style:name="P6" style:family="paragraph" style:parent-style-name="Standard">
      <style:text-properties fo:font-weight="bold" officeooo:rsid="000a9025" officeooo:paragraph-rsid="0008ead7" style:font-weight-asian="bold" style:font-weight-complex="bold"/>
    </style:style>
    <style:style style:name="P7" style:family="paragraph" style:parent-style-name="Standard">
      <style:text-properties fo:font-weight="bold" officeooo:rsid="000b0a02" officeooo:paragraph-rsid="000b0a02" style:font-weight-asian="bold" style:font-weight-complex="bold"/>
    </style:style>
    <style:style style:name="P8" style:family="paragraph" style:parent-style-name="Standard">
      <style:text-properties fo:font-weight="normal" officeooo:rsid="00080bd7" officeooo:paragraph-rsid="00080bd7" style:font-weight-asian="normal" style:font-weight-complex="normal"/>
    </style:style>
    <style:style style:name="P9" style:family="paragraph" style:parent-style-name="Standard">
      <style:text-properties fo:font-weight="normal" officeooo:rsid="000b0a02" officeooo:paragraph-rsid="000b0a02" style:font-weight-asian="normal" style:font-weight-complex="normal"/>
    </style:style>
    <style:style style:name="T1" style:family="text">
      <style:text-properties officeooo:rsid="0008ead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9025" style:font-weight-asian="normal" style:font-weight-complex="normal"/>
    </style:style>
    <style:style style:name="T4" style:family="text">
      <style:text-properties fo:font-weight="normal" officeooo:rsid="000b0a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sible Control Methods:</text:p>
      <text:p text:style-name="P1"/>
      <text:p text:style-name="P1">save_config()</text:p>
      <text:p text:style-name="P1">load_config()</text:p>
      <text:p text:style-name="P1">login()</text:p>
      <text:p text:style-name="P1">logout()</text:p>
      <text:p text:style-name="P1"/>
      <text:p text:style-name="P1">toggle_read_unread_article()</text:p>
      <text:p text:style-name="P1">get_article_summary() &amp; get_article()</text:p>
      <text:p text:style-name="P1">get_channel/feed_tree()</text:p>
      <text:p text:style-name="P1">get_articles_from(PATH)</text:p>
      <text:p text:style-name="P1"/>
      <text:p text:style-name="P1">get_locations_in_area(area_boundary)</text:p>
      <text:p text:style-name="P1">get_info_for_article_at(location)</text:p>
      <text:p text:style-name="P1"/>
      <text:p text:style-name="P1">move_channel/feed(OLD_PATH, NEW_PATH)</text:p>
      <text:p text:style-name="P1">change_channel/feed_name(PATH, name)</text:p>
      <text:p text:style-name="P1">change_feed_update_period(PATH, update_period)</text:p>
      <text:p text:style-name="P1">add_feed(URL, name, PATH, …)</text:p>
      <text:p text:style-name="P1">remove_channel/feed(PATH)</text:p>
      <text:p text:style-name="P1">add_channel(name, PATH)</text:p>
      <text:p text:style-name="P1"/>
      <text:p text:style-name="P4">Use Case:</text:p>
      <text:p text:style-name="P8"/>
      <text:p text:style-name="P2"><text:span text:style-name="T2">1) Expand Menu Item:</text:span></text:p>
      <text:p text:style-name="P2"/>
      <text:p text:style-name="P2">List&lt;<text:span text:style-name="T1">string name, bool expandable</text:span>&gt; get_channel_contents(List&lt;string&gt; path);</text:p>
      <text:p text:style-name="P2"/>
      <text:p text:style-name="P2">2) <text:span text:style-name="T1">Read Article From Menu</text:span></text:p>
      <text:p text:style-name="P2"/>
      <text:p text:style-name="P6"><text:span text:style-name="T2">// </text:span><text:span text:style-name="T4">Do this later</text:span></text:p>
      <text:p text:style-name="P6"><text:span text:style-name="T4"/></text:p>
      <text:p text:style-name="P7"><text:span text:style-name="T2">3) Create Channel</text:span></text:p>
      <text:p text:style-name="P7"><text:span text:style-name="T2"/></text:p>
      <text:p text:style-name="P7"><text:span text:style-name="T2">void create_channel(List&lt;string&gt; path, string name);</text:span></text:p>
      <text:p text:style-name="P7"><text:span text:style-name="T2"/></text:p>
      <text:p text:style-name="P7">Control Classes:</text:p>
      <text:p text:style-name="P9"/>
      <text:p text:style-name="P9">Menu_Manager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1:38:53.735000000</meta:creation-date>
    <dc:date>2018-02-15T14:39:53.187000000</dc:date>
    <meta:editing-duration>PT9M37S</meta:editing-duration>
    <meta:editing-cycles>1</meta:editing-cycles>
    <meta:document-statistic meta:table-count="0" meta:image-count="0" meta:object-count="0" meta:page-count="1" meta:paragraph-count="26" meta:word-count="60" meta:character-count="684" meta:non-whitespace-character-count="650"/>
    <meta:generator>LibreOffice/5.4.0.3$Windows_x86 LibreOffice_project/7556cbc6811c9d992f4064ab9287069087d7f62c</meta:generator>
  </office:meta>
</office:document-meta>
</file>